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officeooo="http://openoffice.org/2009/office" xmlns:style="urn:oasis:names:tc:opendocument:xmlns:style:1.0" xmlns:svg="urn:oasis:names:tc:opendocument:xmlns:svg-compatible:1.0" xmlns:text="urn:oasis:names:tc:opendocument:xmlns:text:1.0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text-properties officeooo:paragraph-rsid="00168365" officeooo:rsid="001683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